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d72b"/>
    </style:style>
    <style:style style:name="P2" style:family="paragraph" style:parent-style-name="Text_20_body">
      <style:text-properties officeooo:paragraph-rsid="000b3469"/>
    </style:style>
    <style:style style:name="P3" style:family="paragraph" style:parent-style-name="Text_20_body">
      <style:text-properties officeooo:rsid="000b3469" officeooo:paragraph-rsid="000b3469"/>
    </style:style>
    <style:style style:name="P4" style:family="paragraph" style:parent-style-name="Text_20_body">
      <style:text-properties officeooo:paragraph-rsid="000c9920"/>
    </style:style>
    <style:style style:name="P5" style:family="paragraph" style:parent-style-name="Text_20_body">
      <style:text-properties officeooo:rsid="000e271a" officeooo:paragraph-rsid="000e271a"/>
    </style:style>
    <style:style style:name="P6" style:family="paragraph" style:parent-style-name="Text_20_body">
      <style:text-properties fo:font-weight="normal" officeooo:rsid="000b3469" officeooo:paragraph-rsid="000b3469" style:font-weight-asian="normal" style:font-weight-complex="normal"/>
    </style:style>
    <style:style style:name="P7" style:family="paragraph" style:parent-style-name="Text_20_body">
      <style:text-properties fo:font-weight="normal" officeooo:rsid="000b3469" officeooo:paragraph-rsid="000c9920" style:font-weight-asian="normal" style:font-weight-complex="normal"/>
    </style:style>
    <style:style style:name="P8" style:family="paragraph" style:parent-style-name="Text_20_body">
      <style:text-properties fo:font-weight="normal" officeooo:rsid="00139d6a" officeooo:paragraph-rsid="00139d6a" style:font-weight-asian="normal" style:font-weight-complex="normal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text-properties officeooo:rsid="000fd828" officeooo:paragraph-rsid="000fd828"/>
    </style:style>
    <style:style style:name="P11" style:family="paragraph" style:parent-style-name="Text_20_body">
      <style:text-properties officeooo:paragraph-rsid="00155e52"/>
    </style:style>
    <style:style style:name="P12" style:family="paragraph" style:parent-style-name="Text_20_body">
      <style:text-properties fo:font-weight="normal" officeooo:rsid="00139d6a" officeooo:paragraph-rsid="0019c296" style:font-weight-asian="normal" style:font-weight-complex="normal"/>
    </style:style>
    <style:style style:name="P13" style:family="paragraph" style:parent-style-name="Text_20_body">
      <style:text-properties fo:font-weight="normal" officeooo:rsid="000b3469" officeooo:paragraph-rsid="000b3469" style:font-weight-asian="normal" style:font-weight-complex="normal"/>
    </style:style>
    <style:style style:name="P14" style:family="paragraph" style:parent-style-name="Text_20_body">
      <style:text-properties fo:font-weight="normal" officeooo:rsid="00188348" officeooo:paragraph-rsid="00188348" style:font-weight-asian="normal" style:font-weight-complex="normal"/>
    </style:style>
    <style:style style:name="P15" style:family="paragraph" style:parent-style-name="Text_20_body">
      <style:text-properties officeooo:paragraph-rsid="001b9a39"/>
    </style:style>
    <style:style style:name="P16" style:family="paragraph" style:parent-style-name="Standard" style:list-style-name="L2"/>
    <style:style style:name="P17" style:family="paragraph" style:parent-style-name="Standard" style:list-style-name="L2">
      <style:text-properties officeooo:paragraph-rsid="00095293"/>
    </style:style>
    <style:style style:name="P18" style:family="paragraph" style:parent-style-name="Standard" style:list-style-name="L2">
      <style:text-properties officeooo:rsid="000fd828" officeooo:paragraph-rsid="000fd828"/>
    </style:style>
    <style:style style:name="P19" style:family="paragraph" style:parent-style-name="Standard" style:list-style-name="L2">
      <style:text-properties officeooo:rsid="001261f3" officeooo:paragraph-rsid="001261f3"/>
    </style:style>
    <style:style style:name="P20" style:family="paragraph" style:parent-style-name="Standard" style:list-style-name="L3">
      <style:text-properties officeooo:rsid="00095293" officeooo:paragraph-rsid="00095293"/>
    </style:style>
    <style:style style:name="P21" style:family="paragraph" style:parent-style-name="Standard" style:list-style-name="L3">
      <style:text-properties officeooo:rsid="00095293" officeooo:paragraph-rsid="000b3469"/>
    </style:style>
    <style:style style:name="P22" style:family="paragraph" style:parent-style-name="Standard" style:list-style-name="L3">
      <style:text-properties officeooo:rsid="00095293" officeooo:paragraph-rsid="000c9920"/>
    </style:style>
    <style:style style:name="P23" style:family="paragraph" style:parent-style-name="Standard" style:list-style-name="L4"/>
    <style:style style:name="P24" style:family="paragraph" style:parent-style-name="Standard" style:list-style-name="L4">
      <style:text-properties officeooo:paragraph-rsid="000ad72b"/>
    </style:style>
    <style:style style:name="P25" style:family="paragraph" style:parent-style-name="Standard" style:list-style-name="L4">
      <style:text-properties officeooo:paragraph-rsid="001261f3"/>
    </style:style>
    <style:style style:name="P26" style:family="paragraph" style:parent-style-name="Standard" style:list-style-name="L6">
      <style:text-properties officeooo:rsid="000ad72b" officeooo:paragraph-rsid="000b3469"/>
    </style:style>
    <style:style style:name="P27" style:family="paragraph" style:parent-style-name="Standard" style:list-style-name="L5">
      <style:text-properties officeooo:paragraph-rsid="000b3469"/>
    </style:style>
    <style:style style:name="P28" style:family="paragraph" style:parent-style-name="Standard" style:list-style-name="L5">
      <style:text-properties officeooo:paragraph-rsid="001b9a39"/>
    </style:style>
    <style:style style:name="P29" style:family="paragraph" style:parent-style-name="Standard" style:list-style-name="L6">
      <style:text-properties officeooo:paragraph-rsid="000b3469"/>
    </style:style>
    <style:style style:name="P30" style:family="paragraph" style:parent-style-name="Standard" style:list-style-name="L6">
      <style:text-properties officeooo:paragraph-rsid="001b9a39"/>
    </style:style>
    <style:style style:name="P31" style:family="paragraph" style:parent-style-name="Standard" style:list-style-name="L7">
      <style:text-properties officeooo:paragraph-rsid="000c9920"/>
    </style:style>
    <style:style style:name="P32" style:family="paragraph" style:parent-style-name="Standard" style:list-style-name="L8">
      <style:text-properties officeooo:paragraph-rsid="000c9920"/>
    </style:style>
    <style:style style:name="P33" style:family="paragraph" style:parent-style-name="Standard" style:list-style-name="L4">
      <style:text-properties officeooo:rsid="0015fad1" officeooo:paragraph-rsid="0015fad1"/>
    </style:style>
    <style:style style:name="P34" style:family="paragraph" style:parent-style-name="Standard">
      <style:text-properties officeooo:rsid="0016b5f0" officeooo:paragraph-rsid="0016b5f0"/>
    </style:style>
    <style:style style:name="P35" style:family="paragraph" style:parent-style-name="Heading_20_2">
      <style:text-properties officeooo:rsid="000abfb7" officeooo:paragraph-rsid="000abfb7"/>
    </style:style>
    <style:style style:name="P36" style:family="paragraph" style:parent-style-name="Heading_20_2">
      <style:text-properties officeooo:rsid="000abfb7" officeooo:paragraph-rsid="000b3469"/>
    </style:style>
    <style:style style:name="P37" style:family="paragraph" style:parent-style-name="Heading_20_2">
      <style:text-properties officeooo:rsid="000abfb7" officeooo:paragraph-rsid="000c9920"/>
    </style:style>
    <style:style style:name="P38" style:family="paragraph" style:parent-style-name="Heading_20_2">
      <style:text-properties officeooo:paragraph-rsid="000b3469"/>
    </style:style>
    <style:style style:name="P39" style:family="paragraph" style:parent-style-name="Heading_20_2">
      <style:text-properties officeooo:paragraph-rsid="000c9920"/>
    </style:style>
    <style:style style:name="P40" style:family="paragraph" style:parent-style-name="Heading_20_2">
      <style:text-properties officeooo:rsid="000e271a" officeooo:paragraph-rsid="000e271a"/>
    </style:style>
    <style:style style:name="P41" style:family="paragraph" style:parent-style-name="Heading_20_3">
      <style:text-properties fo:font-size="12pt" style:font-size-asian="12pt" style:font-size-complex="12pt"/>
    </style:style>
    <style:style style:name="P42" style:family="paragraph" style:parent-style-name="Heading_20_3">
      <style:text-properties fo:font-size="12pt" officeooo:rsid="000ad72b" officeooo:paragraph-rsid="000ad72b" style:font-size-asian="12pt" style:font-size-complex="12pt"/>
    </style:style>
    <style:style style:name="P43" style:family="paragraph" style:parent-style-name="Heading_20_3">
      <style:text-properties fo:font-size="12pt" officeooo:rsid="000ad72b" officeooo:paragraph-rsid="000b3469" style:font-size-asian="12pt" style:font-size-complex="12pt"/>
    </style:style>
    <style:style style:name="P44" style:family="paragraph" style:parent-style-name="Heading_20_3">
      <style:text-properties fo:font-size="12pt" officeooo:rsid="000ad72b" officeooo:paragraph-rsid="001b9a39" style:font-size-asian="12pt" style:font-size-complex="12pt"/>
    </style:style>
    <style:style style:name="P45" style:family="paragraph" style:parent-style-name="Heading_20_3">
      <style:text-properties fo:font-size="12pt" officeooo:rsid="000b3469" officeooo:paragraph-rsid="000b3469" style:font-size-asian="12pt" style:font-size-complex="12pt"/>
    </style:style>
    <style:style style:name="P46" style:family="paragraph" style:parent-style-name="Heading_20_3">
      <style:text-properties fo:font-size="12pt" officeooo:rsid="000b3469" officeooo:paragraph-rsid="001b9a39" style:font-size-asian="12pt" style:font-size-complex="12pt"/>
    </style:style>
    <style:style style:name="T1" style:family="text">
      <style:text-properties officeooo:rsid="00087edb"/>
    </style:style>
    <style:style style:name="T2" style:family="text">
      <style:text-properties officeooo:rsid="00095293"/>
    </style:style>
    <style:style style:name="T3" style:family="text">
      <style:text-properties officeooo:rsid="000a9989"/>
    </style:style>
    <style:style style:name="T4" style:family="text">
      <style:text-properties officeooo:rsid="000ad72b"/>
    </style:style>
    <style:style style:name="T5" style:family="text">
      <style:text-properties officeooo:rsid="000b3469"/>
    </style:style>
    <style:style style:name="T6" style:family="text">
      <style:text-properties officeooo:rsid="000c9920"/>
    </style:style>
    <style:style style:name="T7" style:family="text">
      <style:text-properties officeooo:rsid="000fd828"/>
    </style:style>
    <style:style style:name="T8" style:family="text">
      <style:text-properties officeooo:rsid="000fb25d"/>
    </style:style>
    <style:style style:name="T9" style:family="text">
      <style:text-properties officeooo:rsid="001261f3"/>
    </style:style>
    <style:style style:name="T10" style:family="text">
      <style:text-properties officeooo:rsid="00139d6a"/>
    </style:style>
    <style:style style:name="T11" style:family="text">
      <style:text-properties officeooo:rsid="0016b5f0"/>
    </style:style>
    <style:style style:name="T12" style:family="text">
      <style:text-properties officeooo:rsid="00188348"/>
    </style:style>
    <style:style style:name="T13" style:family="text">
      <style:text-properties officeooo:rsid="0019c296"/>
    </style:style>
    <style:style style:name="T14" style:family="text">
      <style:text-properties officeooo:rsid="001b9a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s d'utilisation CU-<text:span text:style-name="T2">CFG</text:span>-0<text:span text:style-name="T9">1</text:span> : <text:span text:style-name="T2">Gérer un utilisateur</text:span></text:h>
      <text:h text:style-name="Heading_20_2" text:outline-level="2">Identification</text:h>
      <text:list xml:id="list3237608665784897850" text:style-name="L1">
        <text:list-item>
          <text:p text:style-name="P9">Numéro : <text:s/>CU-<text:span text:style-name="T2">CFG-01</text:span></text:p>
        </text:list-item>
        <text:list-item>
          <text:p text:style-name="P9">Nom : <text:span text:style-name="T2">Gérer un utilisateur</text:span></text:p>
        </text:list-item>
        <text:list-item>
          <text:p text:style-name="P9">Version : 1.<text:span text:style-name="T2">0</text:span></text:p>
        </text:list-item>
        <text:list-item>
          <text:p text:style-name="P9">Dernière date de modification : <text:span text:style-name="T1">13</text:span>/5/2019</text:p>
        </text:list-item>
        <text:list-item>
          <text:p text:style-name="P9">Auteur : Team WEB</text:p>
        </text:list-item>
      </text:list>
      <text:h text:style-name="Heading_20_2" text:outline-level="2">Acteur principal</text:h>
      <text:p text:style-name="Text_20_body">Un <text:span text:style-name="T2">Administrateur Technique</text:span></text:p>
      <text:h text:style-name="Heading_20_2" text:outline-level="2">Acteurs secondaires</text:h>
      <text:p text:style-name="P34">L’Utilisateur</text:p>
      <text:h text:style-name="Heading_20_2" text:outline-level="2">Objectifs</text:h>
      <text:p text:style-name="Standard"><text:span text:style-name="T2">L’Administrateur Technique</text:span> doit <text:span text:style-name="T2">pouvoir créer un utilisateur, afficher, modifier ou supprimer un utilisateur existant, afficher la liste des utilisateurs</text:span></text:p>
      <text:h text:style-name="Heading_20_2" text:outline-level="2">Préconditions</text:h>
      <text:list xml:id="list2724625620977258408" text:style-name="L2">
        <text:list-item>
          <text:p text:style-name="P17">L' <text:span text:style-name="T2">Administrateur Technique</text:span> est déjà configuré dans le système IntraCF2M</text:p>
        </text:list-item>
        <text:list-item>
          <text:p text:style-name="P16">IntraCF2M affiche la page d'accueil <text:span text:style-name="T2">du module Configuration</text:span></text:p>
        </text:list-item>
        <text:list-item>
          <text:p text:style-name="P17">L' <text:span text:style-name="T2">Administrateur Technique </text:span>est <text:span text:style-name="T2">déjà </text:span>connecté</text:p>
        </text:list-item>
        <text:list-item>
          <text:p text:style-name="P18">Un droit par défaut a été configuré</text:p>
        </text:list-item>
        <text:list-item>
          <text:p text:style-name="P19">Un rôle par défaut a été configuré</text:p>
        </text:list-item>
        <text:list-item>
          <text:p text:style-name="P19">Un utilisateur avec le rôle de SuperAdmin a été configuré par défaut </text:p>
        </text:list-item>
      </text:list>
      <text:h text:style-name="Heading_20_2" text:outline-level="2">Exigences supplémentaires</text:h>
      <text:list xml:id="list155943814521335" text:continue-numbering="true" text:style-name="L2">
        <text:list-item>
          <text:p text:style-name="P10"><text:span text:style-name="T8">Il existe au moins un </text:span>rôle<text:span text:style-name="T8"> par défaut qui ne peut pas être modifié ou supprimé </text:span>(SuperAdmin)</text:p>
        </text:list-item>
      </text:list>
      <text:h text:style-name="P35" text:outline-level="2">A. Créer un <text:span text:style-name="T9">utilisateur</text:span></text:h>
      <text:h text:style-name="Heading_20_2" text:outline-level="2">Postconditions</text:h>
      <text:list xml:id="list1768242322206257936" text:style-name="L3">
        <text:list-item>
          <text:p text:style-name="P20">Le <text:span text:style-name="T9">utilisateur</text:span> <text:span text:style-name="T3">est créé</text:span></text:p>
        </text:list-item>
      </text:list>
      <text:h text:style-name="Heading_20_2" text:outline-level="2">Scénario nominal</text:h>
      <text:list xml:id="list75015395061862613" text:style-name="L4">
        <text:list-item>
          <text:p text:style-name="P24">L' <text:span text:style-name="T2">Administrateur Technique</text:span> se rend sur la page de <text:span text:style-name="T4">création d’un utilisateur</text:span></text:p>
        </text:list-item>
        <text:list-item>
          <text:p text:style-name="P25">IntraCF2M affiche un formulaire permettant d’<text:span text:style-name="T4">entrer : le nom, le prénom, le nom d’utilisateur, l’e-mail, le type d’utilisateur, la liste des rôles (un rôle par défaut est déjà sélectionné)</text:span></text:p>
        </text:list-item>
        <text:list-item>
          <text:p text:style-name="P24">L' <text:span text:style-name="T2">Administrateur Technique</text:span> <text:span text:style-name="T4">entre les données (toutes obligatoires)</text:span> et confirme l'envoi du formulaire</text:p>
        </text:list-item>
        <text:list-item>
          <text:p text:style-name="P23">IntraCF2M vérifie les données</text:p>
        </text:list-item>
        <text:list-item>
          <text:p text:style-name="P33"><text:soft-page-break/>IntraCF2M envoie un e-mail avec un lien permettant à l’utilisateur de choisir son mot de passe</text:p>
        </text:list-item>
        <text:list-item>
          <text:p text:style-name="P33">IntraCF2M enregistre les données mais le compte est inactif tant que le mot de passe n’est pas choisi</text:p>
        </text:list-item>
        <text:list-item>
          <text:p text:style-name="P33">L’Utilisateur reçoit l’e-mail, clique sur le lien et est redirigé vers une page pour choisir son mot de passe</text:p>
        </text:list-item>
        <text:list-item>
          <text:p text:style-name="P33">IntraCF2M affiche un formulaire demandant le mot de passe et sa confirmation</text:p>
        </text:list-item>
        <text:list-item>
          <text:p text:style-name="P33">L’Utilisateur entre les données <text:span text:style-name="T11">et confirme l’envoi</text:span></text:p>
        </text:list-item>
        <text:list-item>
          <text:p text:style-name="P33">Si le mot de passe respecte les règles et que la confirmation est égale au mot de passe, <text:span text:style-name="T4">IntraCF2M enregistre le </text:span>mot de passe en le cryptant <text:span text:style-name="T11">et le compte devient actif</text:span></text:p>
          <text:p text:style-name="P23">FIN (OK)</text:p>
        </text:list-item>
      </text:list>
      <text:h text:style-name="Heading_20_2" text:outline-level="2">Scénarios alternatifs</text:h>
      <text:h text:style-name="P42" text:outline-level="3"><text:span text:style-name="T9">Un des informations obligatoires</text:span> n’est pas indiqué<text:span text:style-name="T9">e</text:span></text:h>
      <text:p text:style-name="P1"><text:span text:style-name="T4">3</text:span>a. L' <text:span text:style-name="T2">Administrateur Technique n’a pas entré d’information</text:span></text:p>
      <text:p text:style-name="P1"><text:span text:style-name="T4">3</text:span>a1. <text:span text:style-name="T2">IntraCF2M indique l’erreur à l’Administrateur Technique, aucune donnée n’est enregistrée</text:span></text:p>
      <text:p text:style-name="Text_20_body"><text:span text:style-name="T4">3</text:span>a2. On reprend à l'étape 2</text:p>
      <text:h text:style-name="P42" text:outline-level="3"><text:span text:style-name="T10">Le nom d’utilisateur, l’e-mail</text:span> existe<text:span text:style-name="T10">nt</text:span> déjà</text:h>
      <text:p text:style-name="P1"><text:span text:style-name="T1">3b</text:span>. L' <text:span text:style-name="T2">Administrateur Technique a entré un intitulé déjà existant</text:span></text:p>
      <text:p text:style-name="P11"><text:span text:style-name="T1">3b</text:span>1. IntraCF2M <text:span text:style-name="T2">indique l’erreur à l’Administrateur Technique, aucune donnée n’est enregistrée</text:span></text:p>
      <text:p text:style-name="P1"><text:span text:style-name="T4">3b</text:span>2. On reprend à l'étape 2</text:p>
      <text:h text:style-name="P45" text:outline-level="3">L’<text:span text:style-name="T12">Administrateur Technique</text:span> annule l’opération</text:h>
      <text:p text:style-name="P11"><text:span text:style-name="T5">2a</text:span>. <text:s/>L' <text:span text:style-name="T2">Administrateur Technique annule l’opération, aucune donnée n’est enregistrée</text:span></text:p>
      <text:p text:style-name="P6">FIN</text:p>
      <text:h text:style-name="P41" text:outline-level="3">L’e<text:span text:style-name="T12">-</text:span>mail pour le mot de passe ne peut pas être envoyé</text:h>
      <text:p text:style-name="P14">5a. L’e-mail avec le mot de passe n’est pas envoyé (panne technique ou mauvais e-mail)</text:p>
      <text:p text:style-name="P14">5a1. IntraCF2M <text:span text:style-name="T2">indique l’erreur à l’Administrateur Technique, aucune donnée n’est enregistrée</text:span></text:p>
      <text:p text:style-name="P14">FIN</text:p>
      <text:h text:style-name="P41" text:outline-level="3">Le mot de passe et la confirmation sont différents</text:h>
      <text:p text:style-name="P8"><text:span text:style-name="T13">8a</text:span>. <text:s/>L'<text:span text:style-name="T13">Utilisateur a entré </text:span>des valeurs différentes pour le mot de passe et sa confirmation</text:p>
      <text:p text:style-name="P12"><text:span text:style-name="T13">8a</text:span>1.IntraCF2M <text:span text:style-name="T2">indique l’erreur à l’Utilisateur, aucune donnée n’est enregistrée</text:span></text:p>
      <text:p text:style-name="P8"><text:span text:style-name="T13">8a</text:span>2. On reprend à l'étape <text:span text:style-name="T13">8</text:span></text:p>
      <text:h text:style-name="P36" text:outline-level="2"><text:span text:style-name="T5">B</text:span>. <text:span text:style-name="T6">Afficher</text:span> un <text:span text:style-name="T14">utilisateur</text:span></text:h>
      <text:h text:style-name="P38" text:outline-level="2">Postconditions</text:h>
      <text:list xml:id="list155943604515823" text:continue-list="list1768242322206257936" text:style-name="L3">
        <text:list-item>
          <text:p text:style-name="P21">Le<text:span text:style-name="T5">s détails de l’utilisateur</text:span> <text:span text:style-name="T7">sont affichés</text:span></text:p>
        </text:list-item>
      </text:list>
      <text:h text:style-name="P38" text:outline-level="2"><text:soft-page-break/>Scénario nominal</text:h>
      <text:list xml:id="list8843152314706746587" text:style-name="L5">
        <text:list-item>
          <text:p text:style-name="P27">L' <text:span text:style-name="T2">Administrateur Technique</text:span> se rend sur la <text:span text:style-name="T5">page de détail de l’utilisateur</text:span></text:p>
        </text:list-item>
        <text:list-item>
          <text:p text:style-name="P28">IntraCF2M affiche <text:span text:style-name="T5">les données existantes pour le nom, le prénom, le nom d’utilisateur, l’e-mail, le type d’utilisateur, la liste des rôles</text:span></text:p>
          <text:p text:style-name="P27">FIN (OK)</text:p>
        </text:list-item>
      </text:list>
      <text:h text:style-name="P38" text:outline-level="2">Scénarios alternatifs</text:h>
      <text:p text:style-name="P3">néant</text:p>
      <text:h text:style-name="P36" text:outline-level="2"><text:span text:style-name="T5">C</text:span>. <text:span text:style-name="T5">Modifi</text:span>er un <text:span text:style-name="T14">utilisateur</text:span></text:h>
      <text:h text:style-name="P38" text:outline-level="2">Postconditions</text:h>
      <text:list xml:id="list155943617442635" text:continue-list="list155943604515823" text:style-name="L3">
        <text:list-item>
          <text:p text:style-name="P21">L’<text:span text:style-name="T14">utilisateur</text:span> <text:span text:style-name="T3">est modifié</text:span></text:p>
        </text:list-item>
      </text:list>
      <text:h text:style-name="P38" text:outline-level="2">Scénario nominal</text:h>
      <text:list xml:id="list5075122336190907102" text:style-name="L6">
        <text:list-item>
          <text:p text:style-name="P29">L' <text:span text:style-name="T2">Administrateur Technique</text:span> se rend sur la page de <text:span text:style-name="T5">modification d’un utilisateur</text:span></text:p>
        </text:list-item>
        <text:list-item>
          <text:p text:style-name="P30">IntraCF2M affiche <text:span text:style-name="T5">les données existantes pour le nom, le prénom, le nom d’utilisateur, l’e-mail, le type d’utilisateur, la liste des rôles</text:span></text:p>
        </text:list-item>
        <text:list-item>
          <text:p text:style-name="P29">L' <text:span text:style-name="T2">Administrateur Technique</text:span> <text:span text:style-name="T4">entre des nouvelles données</text:span> et confirme l'envoi du formulaire</text:p>
        </text:list-item>
        <text:list-item>
          <text:p text:style-name="P29">IntraCF2M vérifie les données</text:p>
        </text:list-item>
        <text:list-item>
          <text:p text:style-name="P26">IntraCF2M enregistre les données</text:p>
        </text:list-item>
        <text:list-item>
          <text:p text:style-name="P29">IntraCF2M redirige l'<text:span text:style-name="T14">Administrateur Technique</text:span> vers la page <text:span text:style-name="T4">de détails d’un utilisateur</text:span></text:p>
          <text:p text:style-name="P29">FIN (OK)</text:p>
        </text:list-item>
      </text:list>
      <text:h text:style-name="P38" text:outline-level="2">Scénarios alternatifs</text:h>
      <text:h text:style-name="P43" text:outline-level="3"><text:span text:style-name="T14">Nom d’utilisateur, Email, Nom, Prénom</text:span> est <text:span text:style-name="T5">effac</text:span>é</text:h>
      <text:p text:style-name="P2"><text:span text:style-name="T4">3</text:span>a. L' <text:span text:style-name="T2">Administrateur Technique efface une donnée obligatoire</text:span></text:p>
      <text:p text:style-name="P15"><text:span text:style-name="T4">3</text:span>a1. <text:span text:style-name="T2">IntraCF2M indique l’erreur à l’Administrateur Technique, aucune donnée n’est modifiée</text:span></text:p>
      <text:p text:style-name="P2"><text:span text:style-name="T4">3</text:span>a2. On reprend à l'étape 2</text:p>
      <text:h text:style-name="P44" text:outline-level="3"><text:span text:style-name="T14">Nom d’utilisateur ou Email</text:span> <text:span text:style-name="T5">est modifié mais il </text:span>existe déjà</text:h>
      <text:p text:style-name="P2"><text:span text:style-name="T1">3a</text:span>. L' <text:span text:style-name="T2">Administrateur Technique a entré un nom d’utilisateur déjà existant</text:span></text:p>
      <text:p text:style-name="P2"><text:span text:style-name="T1">3a</text:span>1. IntraCF2M <text:span text:style-name="T2">indique l’erreur à l’Administrateur Technique, aucune donnée n’est modifiée</text:span></text:p>
      <text:p text:style-name="P2"><text:span text:style-name="T4">3</text:span>a2. On reprend à l'étape 2</text:p>
      <text:h text:style-name="P45" text:outline-level="3">L’utilisateur annule l’opération</text:h>
      <text:p text:style-name="P15"><text:span text:style-name="T5">2a</text:span>. <text:s/>L' <text:span text:style-name="T2">Administrateur Technique annule l’opération, aucune donnée n’est modifiée</text:span></text:p>
      <text:p text:style-name="P6">FIN</text:p>
      <text:h text:style-name="P37" text:outline-level="2"><text:soft-page-break/><text:span text:style-name="T6">D</text:span>. <text:span text:style-name="T6">Supprimer</text:span> un <text:span text:style-name="T14">utilisateur</text:span></text:h>
      <text:h text:style-name="P39" text:outline-level="2">Postconditions</text:h>
      <text:list xml:id="list155944180185549" text:continue-list="list155943617442635" text:style-name="L3">
        <text:list-item>
          <text:p text:style-name="P22">L’<text:span text:style-name="T14">utilisateur</text:span> <text:span text:style-name="T3">est supprimé</text:span></text:p>
        </text:list-item>
      </text:list>
      <text:h text:style-name="P39" text:outline-level="2">Scénario nominal</text:h>
      <text:list xml:id="list4963049169120546459" text:style-name="L7">
        <text:list-item>
          <text:p text:style-name="P31">L' <text:span text:style-name="T2">Administrateur Technique</text:span> se rend sur la page de <text:span text:style-name="T6">suppression d’un utilisateur</text:span></text:p>
        </text:list-item>
        <text:list-item>
          <text:p text:style-name="P31">IntraCF2M affiche <text:span text:style-name="T5">les données existantes pour l’utilisateur sélectionné</text:span></text:p>
        </text:list-item>
        <text:list-item>
          <text:p text:style-name="P31">L' <text:span text:style-name="T2">Administrateur Technique</text:span> confirme l<text:span text:style-name="T6">a suppression</text:span></text:p>
        </text:list-item>
        <text:list-item>
          <text:p text:style-name="P31">IntraCF2M <text:span text:style-name="T6">supprim</text:span>e les données</text:p>
          <text:p text:style-name="P31">FIN (OK)</text:p>
        </text:list-item>
      </text:list>
      <text:h text:style-name="P39" text:outline-level="2">Scénarios alternatifs</text:h>
      <text:h text:style-name="P46" text:outline-level="3">L’ <text:span text:style-name="T2">Administrateur Technique</text:span> annule l’opération</text:h>
      <text:p text:style-name="P4"><text:span text:style-name="T5">2a</text:span>. <text:s/>L' <text:span text:style-name="T2">Administrateur Technique annule l’opération, aucune donnée n’est supprimée</text:span></text:p>
      <text:p text:style-name="P7">FIN</text:p>
      <text:h text:style-name="P37" text:outline-level="2"><text:span text:style-name="T6">E</text:span>. <text:span text:style-name="T6">Afficher la liste des utilisateurs</text:span></text:h>
      <text:h text:style-name="P39" text:outline-level="2">Postconditions</text:h>
      <text:list xml:id="list155944570316138" text:continue-list="list155944180185549" text:style-name="L3">
        <text:list-item>
          <text:p text:style-name="P22">L<text:span text:style-name="T6">a liste des</text:span> <text:span text:style-name="T14">utilisateurs</text:span> <text:span text:style-name="T3">est affichée</text:span></text:p>
        </text:list-item>
      </text:list>
      <text:h text:style-name="P39" text:outline-level="2">Scénario nominal</text:h>
      <text:list xml:id="list5268726406497123608" text:style-name="L8">
        <text:list-item>
          <text:p text:style-name="P32">L' <text:span text:style-name="T2">Administrateur Technique</text:span> se rend sur la page d’<text:span text:style-name="T6">affichage des utilisateurs</text:span></text:p>
        </text:list-item>
        <text:list-item>
          <text:p text:style-name="P32">IntraCF2M affiche <text:span text:style-name="T5">les données existantes sous forme d’un tableau</text:span></text:p>
          <text:p text:style-name="P32">FIN (OK)</text:p>
        </text:list-item>
      </text:list>
      <text:h text:style-name="P40" text:outline-level="2">Scénarios alternatifs</text:h>
      <text:p text:style-name="P5">2a. Si aucun <text:span text:style-name="T14">utilisateur</text:span> <text:span text:style-name="T7">n’est </text:span>enregistré, intraCF2M affiche un message au lieu d’un tablea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</meta:initial-creator>
    <meta:creation-date>2019-04-02T11:09:13.75</meta:creation-date>
    <dc:date>2019-05-14T14:34:02.372000000</dc:date>
    <meta:editing-duration>PT3H31M9S</meta:editing-duration>
    <meta:editing-cycles>15</meta:editing-cycles>
    <meta:generator>LibreOffice/5.2.6.2$Windows_x86 LibreOffice_project/a3100ed2409ebf1c212f5048fbe377c281438fdc</meta:generator>
    <meta:printed-by>Pierre </meta:printed-by>
    <meta:print-date>2019-05-13T09:59:02.14</meta:print-date>
    <meta:document-statistic meta:table-count="0" meta:image-count="0" meta:object-count="0" meta:page-count="4" meta:paragraph-count="111" meta:word-count="828" meta:character-count="5434" meta:non-whitespace-character-count="4752"/>
  </office:meta>
</office:document-meta>
</file>